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68cm"/>
    </style:style>
    <style:style style:name="co2" style:family="table-column">
      <style:table-column-properties fo:break-before="auto" style:column-width="5.964cm"/>
    </style:style>
    <style:style style:name="co3" style:family="table-column">
      <style:table-column-properties fo:break-before="auto" style:column-width="1.73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size="14pt" fo:font-weight="bold" style:font-weight-asian="bold" style:font-weight-complex="bold"/>
    </style:style>
    <style:style style:name="ce2" style:family="table-cell" style:parent-style-name="Default">
      <style:table-cell-properties fo:background-color="#b4c7dc" fo:border="0.06pt solid #000000"/>
    </style:style>
    <style:style style:name="ce3" style:family="table-cell" style:parent-style-name="Default">
      <style:table-cell-properties fo:background-color="#e8f2a1" fo:border="0.06pt solid #000000"/>
    </style:style>
    <style:style style:name="ce4" style:family="table-cell" style:parent-style-name="Default">
      <style:table-cell-properties fo:background-color="#ec9ba4" fo:border="0.06pt solid #000000"/>
    </style:style>
    <style:style style:name="ce5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5"/>
        <table:table-column table:style-name="co3" table:default-cell-style-name="ce5"/>
        <table:table-row table:style-name="ro1">
          <table:table-cell table:style-name="ce1" office:value-type="string" calcext:value-type="string">
            <text:p>Genre</text:p>
          </table:table-cell>
          <table:table-cell table:style-name="ce1" office:value-type="string" calcext:value-type="string">
            <text:p>Playlist</text:p>
          </table:table-cell>
          <table:table-cell table:style-name="ce1" office:value-type="string" calcext:value-type="string">
            <text:p>Songs</text:p>
          </table:table-cell>
        </table:table-row>
        <table:table-row table:style-name="ro2">
          <table:table-cell table:style-name="ce2" office:value-type="string" calcext:value-type="string">
            <text:p>hard_techno</text:p>
          </table:table-cell>
          <table:table-cell office:value-type="string" calcext:value-type="string">
            <text:p>https://open.spotify.com/playlist/1WJwx5YU6SQQm7S1Eam5gu?si=20b12ad114594094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table:style-name="ce2" office:value-type="string" calcext:value-type="string">
            <text:p>hard_techno</text:p>
          </table:table-cell>
          <table:table-cell office:value-type="string" calcext:value-type="string">
            <text:p>https://open.spotify.com/playlist/0Zl2o1zMlRg9qjbNoSr8H0?si=cff05bcc850742de</text:p>
          </table:table-cell>
          <table:table-cell office:value-type="float" office:value="86" calcext:value-type="float">
            <text:p>86</text:p>
          </table:table-cell>
        </table:table-row>
        <table:table-row table:style-name="ro2">
          <table:table-cell table:style-name="ce2" office:value-type="string" calcext:value-type="string">
            <text:p>acid_techno</text:p>
          </table:table-cell>
          <table:table-cell office:value-type="string" calcext:value-type="string">
            <text:p>https://open.spotify.com/playlist/50L3W8NaVU3d4bKlCPi6I9?si=8de02df6bb5a477f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style-name="ce2" office:value-type="string" calcext:value-type="string">
            <text:p>acid_techno</text:p>
          </table:table-cell>
          <table:table-cell office:value-type="string" calcext:value-type="string">
            <text:p>https://open.spotify.com/playlist/2lW2JrIc551lMqlmuCfY0i?si=56e62db069ae4013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style-name="ce2" office:value-type="string" calcext:value-type="string">
            <text:p>melodic_techno</text:p>
          </table:table-cell>
          <table:table-cell office:value-type="string" calcext:value-type="string">
            <text:p>https://open.spotify.com/playlist/0aUHXLjLoyw0cfDTayFVg9?si=f3cc9acc3e7a496a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style-name="ce2" office:value-type="string" calcext:value-type="string">
            <text:p>melodic_techno</text:p>
          </table:table-cell>
          <table:table-cell office:value-type="string" calcext:value-type="string">
            <text:p>https://open.spotify.com/playlist/64sG6hB3Ait1oRAHTnhrku?si=2c284023d2ee43e4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table:style-name="ce2" office:value-type="string" calcext:value-type="string">
            <text:p>industrial_techno</text:p>
          </table:table-cell>
          <table:table-cell office:value-type="string" calcext:value-type="string">
            <text:p>https://open.spotify.com/playlist/2G6x5KXZM9XTJ5j0wAiF39?si=7d031f51c5f54de2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style-name="ce2" office:value-type="string" calcext:value-type="string">
            <text:p>industrial_techno</text:p>
          </table:table-cell>
          <table:table-cell office:value-type="string" calcext:value-type="string">
            <text:p>https://open.spotify.com/playlist/4RM93CShh3QYRKPnHmChSm?si=8357dededceb43af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table:style-name="ce2" office:value-type="string" calcext:value-type="string">
            <text:p>industrial_techno</text:p>
          </table:table-cell>
          <table:table-cell office:value-type="string" calcext:value-type="string">
            <text:p>https://open.spotify.com/playlist/6yTTPaISza5C3mTZ3jpAUd?si=1aa757bf36664bda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table-cell table:style-name="ce2" office:value-type="string" calcext:value-type="string">
            <text:p>detroit_techno</text:p>
          </table:table-cell>
          <table:table-cell office:value-type="string" calcext:value-type="string">
            <text:p>https://open.spotify.com/playlist/1Uor7sNOPWiffV45LlmCkn?si=707582947dfb41ee</text:p>
          </table:table-cell>
          <table:table-cell office:value-type="float" office:value="130" calcext:value-type="float">
            <text:p>130</text:p>
          </table:table-cell>
        </table:table-row>
        <table:table-row table:style-name="ro2">
          <table:table-cell table:style-name="ce2" office:value-type="string" calcext:value-type="string">
            <text:p>detroit_techno</text:p>
          </table:table-cell>
          <table:table-cell office:value-type="string" calcext:value-type="string">
            <text:p>https://open.spotify.com/playlist/37i9dQZF1DX1GT5IIzDqMe?si=cf4f9208421047be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table:style-name="ce2" office:value-type="string" calcext:value-type="string">
            <text:p>minimal_techno</text:p>
          </table:table-cell>
          <table:table-cell office:value-type="string" calcext:value-type="string">
            <text:p>https://open.spotify.com/playlist/6yUIpOBRbwNxUwJB0Q2BFH?si=713c61ef17684b41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table:style-name="ce2" office:value-type="string" calcext:value-type="string">
            <text:p>minimal_techno</text:p>
          </table:table-cell>
          <table:table-cell office:value-type="string" calcext:value-type="string">
            <text:p>https://open.spotify.com/playlist/2DwE2c0IlmWyQ8ZyXA8woQ?si=85da4802dc3d41bf</text:p>
          </table:table-cell>
          <table:table-cell office:value-type="float" office:value="112" calcext:value-type="float">
            <text:p>112</text:p>
          </table:table-cell>
        </table:table-row>
        <table:table-row table:style-name="ro2">
          <table:table-cell table:style-name="ce2" office:value-type="string" calcext:value-type="string">
            <text:p>techno_breakbeat</text:p>
          </table:table-cell>
          <table:table-cell office:value-type="string" calcext:value-type="string">
            <text:p>https://open.spotify.com/playlist/09V3ISnaCliEPLRdsifvd9?si=5c219f45dbaa48ec</text:p>
          </table:table-cell>
          <table:table-cell office:value-type="float" office:value="106" calcext:value-type="float">
            <text:p>106</text:p>
          </table:table-cell>
        </table:table-row>
        <table:table-row table:style-name="ro2">
          <table:table-cell table:style-name="ce2" office:value-type="string" calcext:value-type="string">
            <text:p>techno_breakbeat</text:p>
          </table:table-cell>
          <table:table-cell office:value-type="string" calcext:value-type="string">
            <text:p>https://open.spotify.com/playlist/0GrwWNN2UcbpwgeJQJaR7l?si=a345cedaeace4369</text:p>
          </table:table-cell>
          <table:table-cell office:value-type="float" office:value="132" calcext:value-type="float">
            <text:p>132</text:p>
          </table:table-cell>
        </table:table-row>
        <table:table-row table:style-name="ro2">
          <table:table-cell table:style-name="ce3" office:value-type="string" calcext:value-type="string">
            <text:p>hard_trance</text:p>
          </table:table-cell>
          <table:table-cell office:value-type="string" calcext:value-type="string">
            <text:p>https://open.spotify.com/playlist/5YsYJAimFsAXDIiBYaPiFn?si=7e2bec99425b4e4c</text:p>
          </table:table-cell>
          <table:table-cell office:value-type="float" office:value="97" calcext:value-type="float">
            <text:p>97</text:p>
          </table:table-cell>
        </table:table-row>
        <table:table-row table:style-name="ro2">
          <table:table-cell table:style-name="ce3" office:value-type="string" calcext:value-type="string">
            <text:p>hard_trance</text:p>
          </table:table-cell>
          <table:table-cell office:value-type="string" calcext:value-type="string">
            <text:p>https://open.spotify.com/playlist/2BPO3IZYcfjmMKaw4A31xB?si=18f90a8f487b4e3d</text:p>
          </table:table-cell>
          <table:table-cell office:value-type="float" office:value="106" calcext:value-type="float">
            <text:p>106</text:p>
          </table:table-cell>
        </table:table-row>
        <table:table-row table:style-name="ro2">
          <table:table-cell table:style-name="ce3" office:value-type="string" calcext:value-type="string">
            <text:p>psytrance</text:p>
          </table:table-cell>
          <table:table-cell office:value-type="string" calcext:value-type="string">
            <text:p>https://open.spotify.com/playlist/5PpLEyVEGJWhybBaZoGRQ3?si=a1e13b5890a7430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table:style-name="ce3" office:value-type="string" calcext:value-type="string">
            <text:p>psytrance</text:p>
          </table:table-cell>
          <table:table-cell office:value-type="string" calcext:value-type="string">
            <text:p>https://open.spotify.com/playlist/0R29couUMdcX6JUDGFFapa?si=fd1b8f944a6c4cc9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table:style-name="ce3" office:value-type="string" calcext:value-type="string">
            <text:p>psytrance</text:p>
          </table:table-cell>
          <table:table-cell office:value-type="string" calcext:value-type="string">
            <text:p>https://open.spotify.com/playlist/75PxWthUYPOskOU1EjGrFX?si=35434cdccc954e67</text:p>
          </table:table-cell>
          <table:table-cell office:value-type="float" office:value="328" calcext:value-type="float">
            <text:p>328</text:p>
          </table:table-cell>
        </table:table-row>
        <table:table-row table:style-name="ro2">
          <table:table-cell table:style-name="ce3" office:value-type="string" calcext:value-type="string">
            <text:p>acid_trance</text:p>
          </table:table-cell>
          <table:table-cell office:value-type="string" calcext:value-type="string">
            <text:p>https://open.spotify.com/playlist/4cfFWXvLR1TmohCGe5p4so?si=8e6e836e64d74b16</text:p>
          </table:table-cell>
          <table:table-cell office:value-type="float" office:value="244" calcext:value-type="float">
            <text:p>244</text:p>
          </table:table-cell>
        </table:table-row>
        <table:table-row table:style-name="ro2">
          <table:table-cell table:style-name="ce3" office:value-type="string" calcext:value-type="string">
            <text:p>progressive_trance</text:p>
          </table:table-cell>
          <table:table-cell office:value-type="string" calcext:value-type="string">
            <text:p>https://open.spotify.com/playlist/2wQv29tyoPG8SkCyphg0iK?si=8f6acf3504184974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table:style-name="ce3" office:value-type="string" calcext:value-type="string">
            <text:p>progressive_trance</text:p>
          </table:table-cell>
          <table:table-cell office:value-type="string" calcext:value-type="string">
            <text:p>https://open.spotify.com/playlist/6kCXbV91V2I5eYcHvknB4Y?si=31493b3eefd94ded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acid_house</text:p>
          </table:table-cell>
          <table:table-cell office:value-type="string" calcext:value-type="string">
            <text:p>https://open.spotify.com/playlist/37i9dQZF1DXbwcS5W73XRr?si=62c9832c89c44737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acid_house</text:p>
          </table:table-cell>
          <table:table-cell office:value-type="string" calcext:value-type="string">
            <text:p>https://open.spotify.com/playlist/6DJmBVb7516ozBkw7U8L6y?si=7ce78096af70493b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acid_house</text:p>
          </table:table-cell>
          <table:table-cell office:value-type="string" calcext:value-type="string">
            <text:p>https://open.spotify.com/playlist/09algUAhBLDcXd68FoUWbA?si=b36f0226e5444763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office:value-type="string" calcext:value-type="string">
            <text:p>acid_house</text:p>
          </table:table-cell>
          <table:table-cell office:value-type="string" calcext:value-type="string">
            <text:p>https://open.spotify.com/playlist/5pWiEiXqxa8ZvlN4o7isGK?si=f414d2e537404dc9</text:p>
          </table:table-cell>
          <table:table-cell office:value-type="float" office:value="88" calcext:value-type="float">
            <text:p>88</text:p>
          </table:table-cell>
        </table:table-row>
        <table:table-row table:style-name="ro2">
          <table:table-cell office:value-type="string" calcext:value-type="string">
            <text:p>soulful_house</text:p>
          </table:table-cell>
          <table:table-cell office:value-type="string" calcext:value-type="string">
            <text:p>https://open.spotify.com/playlist/37i9dQZF1DX4q6087QOpL9?si=de033657a65344e1</text:p>
          </table:table-cell>
          <table:table-cell office:value-type="float" office:value="147" calcext:value-type="float">
            <text:p>147</text:p>
          </table:table-cell>
        </table:table-row>
        <table:table-row table:style-name="ro2">
          <table:table-cell office:value-type="string" calcext:value-type="string">
            <text:p>soulful_house</text:p>
          </table:table-cell>
          <table:table-cell office:value-type="string" calcext:value-type="string">
            <text:p>https://open.spotify.com/playlist/37i9dQZF1DX2CXe9Z4UDn7?si=32543d53a1e4434d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office:value-type="string" calcext:value-type="string">
            <text:p>minimal_deep_tech</text:p>
          </table:table-cell>
          <table:table-cell office:value-type="string" calcext:value-type="string">
            <text:p>https://open.spotify.com/playlist/1XBPJ28szDXlSRhAmkS4Jq?si=02e6265d820f48fe</text:p>
          </table:table-cell>
          <table:table-cell office:value-type="float" office:value="163" calcext:value-type="float">
            <text:p>163</text:p>
          </table:table-cell>
        </table:table-row>
        <table:table-row table:style-name="ro2">
          <table:table-cell office:value-type="string" calcext:value-type="string">
            <text:p>minimal_deep_tech</text:p>
          </table:table-cell>
          <table:table-cell office:value-type="string" calcext:value-type="string">
            <text:p>https://open.spotify.com/playlist/0D38DlrPSpSIja2CYiyUDB?si=5e12a8cbb9274b48</text:p>
          </table:table-cell>
          <table:table-cell office:value-type="float" office:value="330" calcext:value-type="float">
            <text:p>330</text:p>
          </table:table-cell>
        </table:table-row>
        <table:table-row table:style-name="ro2">
          <table:table-cell office:value-type="string" calcext:value-type="string">
            <text:p>progressive_house</text:p>
          </table:table-cell>
          <table:table-cell office:value-type="string" calcext:value-type="string">
            <text:p>https://open.spotify.com/playlist/6nypwwASuMcehflKFWg1ak?si=2744734cdf004b68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office:value-type="string" calcext:value-type="string">
            <text:p>progressive_house</text:p>
          </table:table-cell>
          <table:table-cell office:value-type="string" calcext:value-type="string">
            <text:p>https://open.spotify.com/playlist/7LVIOFEgmTbDYnwGv162vN?si=a68aa98f66a04949</text:p>
          </table:table-cell>
          <table:table-cell office:value-type="float" office:value="126" calcext:value-type="float">
            <text:p>126</text:p>
          </table:table-cell>
        </table:table-row>
        <table:table-row table:style-name="ro2">
          <table:table-cell office:value-type="string" calcext:value-type="string">
            <text:p>deep_house</text:p>
          </table:table-cell>
          <table:table-cell office:value-type="string" calcext:value-type="string">
            <text:p>https://open.spotify.com/playlist/3LcQlMGCIZmno1bFSzLwrT?si=a15bd0f351ca42f3</text:p>
          </table:table-cell>
          <table:table-cell office:value-type="float" office:value="354" calcext:value-type="float">
            <text:p>354</text:p>
          </table:table-cell>
        </table:table-row>
        <table:table-row table:style-name="ro2">
          <table:table-cell office:value-type="string" calcext:value-type="string">
            <text:p>detroit_house</text:p>
          </table:table-cell>
          <table:table-cell office:value-type="string" calcext:value-type="string">
            <text:p>https://open.spotify.com/playlist/2H9lhkryk077kmxq8UOYkl?si=10a30951da374968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office:value-type="string" calcext:value-type="string">
            <text:p>tech_house</text:p>
          </table:table-cell>
          <table:table-cell office:value-type="string" calcext:value-type="string">
            <text:p>https://open.spotify.com/playlist/2epF8k6xYg73eN8bycDqz0?si=2ec55e1d1b834042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string" calcext:value-type="string">
            <text:p>tech_house</text:p>
          </table:table-cell>
          <table:table-cell office:value-type="string" calcext:value-type="string">
            <text:p>https://open.spotify.com/playlist/7nppx7uLgcmkZHg70HNfOk?si=906e8dfdb6744f55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string" calcext:value-type="string">
            <text:p>lofi_house</text:p>
          </table:table-cell>
          <table:table-cell office:value-type="string" calcext:value-type="string">
            <text:p>https://open.spotify.com/playlist/3rFZfgu1qUYyBPuJqDlOqn?si=4efcda2f98bd41d7</text:p>
          </table:table-cell>
          <table:table-cell office:value-type="float" office:value="193" calcext:value-type="float">
            <text:p>193</text:p>
          </table:table-cell>
        </table:table-row>
        <table:table-row table:style-name="ro2">
          <table:table-cell office:value-type="string" calcext:value-type="string">
            <text:p>breakbeat_house</text:p>
          </table:table-cell>
          <table:table-cell office:value-type="string" calcext:value-type="string">
            <text:p>https://open.spotify.com/playlist/1mYANOMgbVLqo4SuI2fweS?si=a22e57888dfd404b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string" calcext:value-type="string">
            <text:p>breakbeat_house</text:p>
          </table:table-cell>
          <table:table-cell office:value-type="string" calcext:value-type="string">
            <text:p>https://open.spotify.com/playlist/4Awrs9z5os3N2WIpgLg2AA?si=8e404c8fa2ad4aa7</text:p>
          </table:table-cell>
          <table:table-cell office:value-type="float" office:value="106" calcext:value-type="float">
            <text:p>106</text:p>
          </table:table-cell>
        </table:table-row>
        <table:table-row table:style-name="ro2">
          <table:table-cell office:value-type="string" calcext:value-type="string">
            <text:p>ghetto_house</text:p>
          </table:table-cell>
          <table:table-cell office:value-type="string" calcext:value-type="string">
            <text:p>https://open.spotify.com/playlist/7i4u4yKMMr2ltrgBHWjtpH?si=1b95593adce84456</text:p>
          </table:table-cell>
          <table:table-cell office:value-type="float" office:value="123" calcext:value-type="float">
            <text:p>123</text:p>
          </table:table-cell>
        </table:table-row>
        <table:table-row table:style-name="ro2">
          <table:table-cell office:value-type="string" calcext:value-type="string">
            <text:p>ghetto_house</text:p>
          </table:table-cell>
          <table:table-cell office:value-type="string" calcext:value-type="string">
            <text:p>https://open.spotify.com/playlist/0irdHnLsGl5pX2EITARj9d?si=676924a7a22041d1</text:p>
          </table:table-cell>
          <table:table-cell office:value-type="float" office:value="156" calcext:value-type="float">
            <text:p>1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5T12:44:24.515379178</meta:creation-date>
    <dc:date>2022-04-15T17:37:16.905037905</dc:date>
    <meta:editing-duration>PT48M44S</meta:editing-duration>
    <meta:editing-cycles>6</meta:editing-cycles>
    <meta:generator>LibreOffice/7.2.6.2$Linux_X86_64 LibreOffice_project/20$Build-2</meta:generator>
    <meta:document-statistic meta:table-count="1" meta:cell-count="129" meta:object-count="0"/>
  </office:meta>
</office:document-meta>
</file>